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8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ge" table:style-name="ta1">
        <table:table-column table:style-name="co2" table:default-cell-style-name="ce15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2" table:default-cell-style-name="ce19"/>
        <table:table-column table:style-name="co6" table:default-cell-style-name="ce19"/>
        <table:table-column table:style-name="co1" table:default-cell-style-name="ce20"/>
        <table:table-row table:style-name="ro1">
          <table:table-cell table:style-name="ce14" office:value-type="string" calcext:value-type="string">
            <text:p>Nom Marché</text:p>
          </table:table-cell>
          <table:table-cell table:style-name="ce14" office:value-type="string" calcext:value-type="string">
            <text:p>Nombre Étales</text:p>
          </table:table-cell>
          <table:table-cell table:style-name="ce14" office:value-type="string" calcext:value-type="string">
            <text:p>Nombre Agents</text:p>
          </table:table-cell>
          <table:table-cell table:style-name="ce14" office:value-type="string" calcext:value-type="string">
            <text:p>Surface (Dm²)</text:p>
          </table:table-cell>
          <table:table-cell table:style-name="ce14" office:value-type="string" calcext:value-type="string">
            <text:p>Heure Début</text:p>
          </table:table-cell>
          <table:table-cell table:style-name="ce14" office:value-type="string" calcext:value-type="string">
            <text:p>Heure Fin</text:p>
          </table:table-cell>
          <table:table-cell table:style-name="ce14" office:value-type="string" calcext:value-type="string">
            <text:p>Jours</text:p>
          </table:table-cell>
        </table:table-row>
        <table:table-row table:style-name="ro1">
          <table:table-cell office:value-type="string" calcext:value-type="string">
            <text:p>Lices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2" calcext:value-type="float">
            <text:p>82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4h00</text:p>
          </table:table-cell>
          <table:table-cell office:value-type="string" calcext:value-type="string">
            <text:p>Samedi</text:p>
          </table:table-cell>
        </table:table-row>
        <table:table-row table:style-name="ro1">
          <table:table-cell office:value-type="string" calcext:value-type="string">
            <text:p>Villejean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3h00</text:p>
          </table:table-cell>
          <table:table-cell office:value-type="string" calcext:value-type="string">
            <text:p>Vendredi</text:p>
          </table:table-cell>
        </table:table-row>
        <table:table-row table:style-name="ro1">
          <table:table-cell office:value-type="string" calcext:value-type="string">
            <text:p>Maurepas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3h00</text:p>
          </table:table-cell>
          <table:table-cell office:value-type="string" calcext:value-type="string">
            <text:p>Mardi</text:p>
          </table:table-cell>
        </table:table-row>
        <table:table-row table:style-name="ro1">
          <table:table-cell office:value-type="string" calcext:value-type="string">
            <text:p>St Germai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3h30</text:p>
          </table:table-cell>
          <table:table-cell office:value-type="string" calcext:value-type="string">
            <text:p>Mercredi</text:p>
          </table:table-cell>
        </table:table-row>
        <table:table-row table:style-name="ro1">
          <table:table-cell office:value-type="string" calcext:value-type="string">
            <text:p>Bréquigny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3h00</text:p>
          </table:table-cell>
          <table:table-cell office:value-type="string" calcext:value-type="string">
            <text:p>jeudi</text:p>
          </table:table-cell>
        </table:table-row>
        <table:table-row table:style-name="ro1">
          <table:table-cell table:style-name="Default"/>
          <table:table-cell table:style-name="ce18" table:number-columns-repeated="3"/>
          <table:table-cell table:style-name="Default" table:number-columns-repeated="3"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4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ire" table:base-cell-address="$plage.$A$2" table:cell-range-address="$plage.$D$2:.$D$7"/>
        <table:named-range table:name="deb" table:base-cell-address="$plage.$A$2" table:cell-range-address="$plage.$E$2:.$E$6"/>
        <table:named-range table:name="etales" table:base-cell-address="$plage.$A$2" table:cell-range-address="$plage.$B$2:.$B$6"/>
        <table:named-range table:name="fin" table:base-cell-address="$plage.$A$2" table:cell-range-address="$plage.$F$2:.$F$6"/>
        <table:named-range table:name="horaires" table:base-cell-address="$plage.$A$2" table:cell-range-address="$plage.$E$2:.$G$6"/>
        <table:named-range table:name="infosphys" table:base-cell-address="$plage.$A$2" table:cell-range-address="$plage.$B$2:.$D$6"/>
        <table:named-range table:name="marchés" table:base-cell-address="$plage.$A$2" table:cell-range-address="$plage.$A$2:.$A$6"/>
        <table:named-range table:name="nbagents" table:base-cell-address="$plage.$A$2" table:cell-range-address="$plage.$C$2:.$C$6"/>
        <table:named-range table:name="ptag" table:base-cell-address="$plage.$A$2" table:cell-range-address="$plage.$C$5:.$C$6"/>
        <table:named-range table:name="ptaire" table:base-cell-address="$plage.$A$2" table:cell-range-address="$plage.$D$5:.$D$6"/>
        <table:named-range table:name="ptetale" table:base-cell-address="$plage.$A$2" table:cell-range-address="$plage.$B$5:.$B$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8:23.66154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4T10:47:14.279876500</dc:date>
    <meta:editing-duration>PT27M48S</meta:editing-duration>
    <meta:editing-cycles>7</meta:editing-cycles>
    <meta:generator>LibreOffice/25.2.5.2$Windows_X86_64 LibreOffice_project/03d19516eb2e1dd5d4ccd751a0d6f35f35e08022</meta:generator>
    <meta:document-statistic meta:table-count="4" meta:cell-count="42" meta:object-count="0"/>
  </office:meta>
</office:document-meta>
</file>